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5cm"/>
    </style:style>
    <style:style style:name="co2" style:family="table-column">
      <style:table-column-properties fo:break-before="auto" style:column-width="3.177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5.237cm"/>
    </style:style>
    <style:style style:name="co7" style:family="table-column">
      <style:table-column-properties fo:break-before="auto" style:column-width="6.53cm"/>
    </style:style>
    <style:style style:name="co8" style:family="table-column">
      <style:table-column-properties fo:break-before="auto" style:column-width="4.0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08_conv_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Condition_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Time_Point</text:p>
          </table:table-cell>
          <table:table-cell table:style-name="ce2" office:value-type="string" calcext:value-type="string">
            <text:p>Product</text:p>
          </table:table-cell>
          <table:table-cell table:style-name="ce1" office:value-type="string" calcext:value-type="string">
            <text:p>accept as equilibrium point?</text:p>
          </table:table-cell>
          <table:table-cell table:style-name="ce1" office:value-type="string" calcext:value-type="string">
            <text:p>exclude because of poor spectrum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office:value-type="string" calcext:value-type="string">
            <text:p>pH 7.36</text:p>
          </table:table-cell>
          <table:table-cell office:value-type="float" office:value="0" calcext:value-type="float">
            <text:p>0</text:p>
          </table:table-cell>
          <table:table-cell office:value-type="float" office:value="1.11022302462516E-016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office:value-type="string" calcext:value-type="string">
            <text:p>pH 7.36</text:p>
          </table:table-cell>
          <table:table-cell office:value-type="float" office:value="0.17" calcext:value-type="float">
            <text:p>0.17</text:p>
          </table:table-cell>
          <table:table-cell office:value-type="float" office:value="1.11022302462516E-016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office:value-type="string" calcext:value-type="string">
            <text:p>pH 7.36</text:p>
          </table:table-cell>
          <table:table-cell office:value-type="float" office:value="1" calcext:value-type="float">
            <text:p>1</text:p>
          </table:table-cell>
          <table:table-cell office:value-type="float" office:value="0.0719239307355269" calcext:value-type="float">
            <text:p>0.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office:value-type="string" calcext:value-type="string">
            <text:p>pH 7.36</text:p>
          </table:table-cell>
          <table:table-cell office:value-type="float" office:value="2" calcext:value-type="float">
            <text:p>2</text:p>
          </table:table-cell>
          <table:table-cell office:value-type="float" office:value="0.166523404332259" calcext:value-type="float">
            <text:p>0.1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office:value-type="string" calcext:value-type="string">
            <text:p>pH 7.36</text:p>
          </table:table-cell>
          <table:table-cell office:value-type="float" office:value="3" calcext:value-type="float">
            <text:p>3</text:p>
          </table:table-cell>
          <table:table-cell office:value-type="float" office:value="0.251696195510468" calcext:value-type="float">
            <text:p>0.2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office:value-type="string" calcext:value-type="string">
            <text:p>pH 7.36</text:p>
          </table:table-cell>
          <table:table-cell office:value-type="float" office:value="5" calcext:value-type="float">
            <text:p>5</text:p>
          </table:table-cell>
          <table:table-cell office:value-type="float" office:value="0.366385589679669" calcext:value-type="float">
            <text:p>0.3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office:value-type="string" calcext:value-type="string">
            <text:p>pH 7.36</text:p>
          </table:table-cell>
          <table:table-cell office:value-type="float" office:value="8" calcext:value-type="float">
            <text:p>8</text:p>
          </table:table-cell>
          <table:table-cell office:value-type="float" office:value="0.461816555492834" calcext:value-type="float">
            <text:p>0.4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office:value-type="string" calcext:value-type="string">
            <text:p>pH 7.36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0.532970163903231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office:value-type="string" calcext:value-type="string">
            <text:p>pH 7.36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0.534707458611529" calcext:value-type="float">
            <text:p>0.5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office:value-type="string" calcext:value-type="string">
            <text:p>pH 7.36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0.534554482600578" calcext:value-type="float">
            <text:p>0.5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office:value-type="string" calcext:value-type="string">
            <text:p>pH 7.36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.53305036132343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office:value-type="string" calcext:value-type="string">
            <text:p>pH 7.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521006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office:value-type="string" calcext:value-type="string">
            <text:p>pH 7.11</text:p>
          </table:table-cell>
          <table:table-cell office:value-type="float" office:value="2" calcext:value-type="float">
            <text:p>2</text:p>
          </table:table-cell>
          <table:table-cell office:value-type="float" office:value="0.192500911778846" calcext:value-type="float">
            <text:p>0.1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office:value-type="string" calcext:value-type="string">
            <text:p>pH 7.11</text:p>
          </table:table-cell>
          <table:table-cell office:value-type="float" office:value="5" calcext:value-type="float">
            <text:p>5</text:p>
          </table:table-cell>
          <table:table-cell office:value-type="float" office:value="0.369811150999978" calcext:value-type="float">
            <text:p>0.3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office:value-type="string" calcext:value-type="string">
            <text:p>pH 7.11</text:p>
          </table:table-cell>
          <table:table-cell office:value-type="float" office:value="8" calcext:value-type="float">
            <text:p>8</text:p>
          </table:table-cell>
          <table:table-cell office:value-type="float" office:value="0.448805309407227" calcext:value-type="float">
            <text:p>0.4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office:value-type="string" calcext:value-type="string">
            <text:p>pH 7.11</text:p>
          </table:table-cell>
          <table:table-cell office:value-type="float" office:value="15" calcext:value-type="float">
            <text:p>15</text:p>
          </table:table-cell>
          <table:table-cell office:value-type="float" office:value="0.502464685821678" calcext:value-type="float">
            <text:p>0.5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office:value-type="string" calcext:value-type="string">
            <text:p>pH 7.11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5" calcext:value-type="float">
            <text:p>5.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office:value-type="string" calcext:value-type="string">
            <text:p>pH 7.11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.512264974784787" calcext:value-type="float">
            <text:p>0.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office:value-type="string" calcext:value-type="string">
            <text:p>pH 7.11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0.512906465717117" calcext:value-type="float">
            <text:p>0.5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office:value-type="string" calcext:value-type="string">
            <text:p>pH 7.11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0.512501543780209" calcext:value-type="float">
            <text:p>0.5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office:value-type="string" calcext:value-type="string">
            <text:p>pH 7.11</text:p>
          </table:table-cell>
          <table:table-cell office:value-type="float" office:value="62" calcext:value-type="float">
            <text:p>62</text:p>
          </table:table-cell>
          <table:table-cell office:value-type="float" office:value="0.549025858171761" calcext:value-type="float">
            <text:p>0.5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office:value-type="string" calcext:value-type="string">
            <text:p>pH 7.11</text:p>
          </table:table-cell>
          <table:table-cell office:value-type="float" office:value="64" calcext:value-type="float">
            <text:p>64</text:p>
          </table:table-cell>
          <table:table-cell office:value-type="float" office:value="0.572163494315038" calcext:value-type="float">
            <text:p>0.5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office:value-type="string" calcext:value-type="string">
            <text:p>pH 6.67</text:p>
          </table:table-cell>
          <table:table-cell office:value-type="float" office:value="0" calcext:value-type="float">
            <text:p>0</text:p>
          </table:table-cell>
          <table:table-cell office:value-type="float" office:value="1.11022302462516E-016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office:value-type="string" calcext:value-type="string">
            <text:p>pH 6.67</text:p>
          </table:table-cell>
          <table:table-cell office:value-type="float" office:value="2" calcext:value-type="float">
            <text:p>2</text:p>
          </table:table-cell>
          <table:table-cell office:value-type="float" office:value="0.138163994599912" calcext:value-type="float">
            <text:p>0.1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office:value-type="string" calcext:value-type="string">
            <text:p>pH 6.67</text:p>
          </table:table-cell>
          <table:table-cell office:value-type="float" office:value="5" calcext:value-type="float">
            <text:p>5</text:p>
          </table:table-cell>
          <table:table-cell office:value-type="float" office:value="0.2903907992788" calcext:value-type="float">
            <text:p>0.29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office:value-type="string" calcext:value-type="string">
            <text:p>pH 6.67</text:p>
          </table:table-cell>
          <table:table-cell office:value-type="float" office:value="8" calcext:value-type="float">
            <text:p>8</text:p>
          </table:table-cell>
          <table:table-cell office:value-type="float" office:value="0.371027102158774" calcext:value-type="float">
            <text:p>0.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office:value-type="string" calcext:value-type="string">
            <text:p>pH 6.67</text:p>
          </table:table-cell>
          <table:table-cell office:value-type="float" office:value="15" calcext:value-type="float">
            <text:p>15</text:p>
          </table:table-cell>
          <table:table-cell office:value-type="float" office:value="0.438477297450352" calcext:value-type="float">
            <text:p>0.4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office:value-type="string" calcext:value-type="string">
            <text:p>pH 6.67</text:p>
          </table:table-cell>
          <table:table-cell office:value-type="float" office:value="25" calcext:value-type="float">
            <text:p>25</text:p>
          </table:table-cell>
          <table:table-cell office:value-type="float" office:value="0.458179066570375" calcext:value-type="float">
            <text:p>0.4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office:value-type="string" calcext:value-type="string">
            <text:p>pH 6.67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.461169783209959" calcext:value-type="float">
            <text:p>0.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office:value-type="string" calcext:value-type="string">
            <text:p>pH 6.67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0.461324956584251" calcext:value-type="float">
            <text:p>0.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office:value-type="string" calcext:value-type="string">
            <text:p>pH 6.67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0.460347361694253" calcext:value-type="float">
            <text:p>0.4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office:value-type="string" calcext:value-type="string">
            <text:p>pH 6.67</text:p>
          </table:table-cell>
          <table:table-cell office:value-type="float" office:value="62" calcext:value-type="float">
            <text:p>62</text:p>
          </table:table-cell>
          <table:table-cell office:value-type="float" office:value="0.496094836173518" calcext:value-type="float">
            <text:p>0.4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office:value-type="string" calcext:value-type="string">
            <text:p>pH 6.67</text:p>
          </table:table-cell>
          <table:table-cell office:value-type="float" office:value="64" calcext:value-type="float">
            <text:p>64</text:p>
          </table:table-cell>
          <table:table-cell office:value-type="float" office:value="0.525316557364478" calcext:value-type="float">
            <text:p>0.5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pH <text:s/>6.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221245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pH <text:s/>6.3</text:p>
          </table:table-cell>
          <table:table-cell office:value-type="float" office:value="2" calcext:value-type="float">
            <text:p>2</text:p>
          </table:table-cell>
          <table:table-cell office:value-type="float" office:value="0.0652252808137763" calcext:value-type="float">
            <text:p>0.0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pH <text:s/>6.3</text:p>
          </table:table-cell>
          <table:table-cell office:value-type="float" office:value="5" calcext:value-type="float">
            <text:p>5</text:p>
          </table:table-cell>
          <table:table-cell office:value-type="float" office:value="0.175478599196175" calcext:value-type="float">
            <text:p>0.1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pH <text:s/>6.3</text:p>
          </table:table-cell>
          <table:table-cell office:value-type="float" office:value="8" calcext:value-type="float">
            <text:p>8</text:p>
          </table:table-cell>
          <table:table-cell office:value-type="float" office:value="0.250110536387026" calcext:value-type="float">
            <text:p>0.2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pH <text:s/>6.3</text:p>
          </table:table-cell>
          <table:table-cell office:value-type="float" office:value="15" calcext:value-type="float">
            <text:p>15</text:p>
          </table:table-cell>
          <table:table-cell office:value-type="float" office:value="0.342274315914124" calcext:value-type="float">
            <text:p>0.3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pH <text:s/>6.3</text:p>
          </table:table-cell>
          <table:table-cell office:value-type="float" office:value="25" calcext:value-type="float">
            <text:p>25</text:p>
          </table:table-cell>
          <table:table-cell office:value-type="float" office:value="0.38930491113158" calcext:value-type="float">
            <text:p>0.3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pH <text:s/>6.3</text:p>
          </table:table-cell>
          <table:table-cell office:value-type="float" office:value="36" calcext:value-type="float">
            <text:p>36</text:p>
          </table:table-cell>
          <table:table-cell office:value-type="float" office:value="0.406246807909618" calcext:value-type="float">
            <text:p>0.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pH <text:s/>6.3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0.410788314420084" calcext:value-type="float">
            <text:p>0.4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pH <text:s/>6.3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0.412489069133517" calcext:value-type="float">
            <text:p>0.4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pH <text:s/>6.3</text:p>
          </table:table-cell>
          <table:table-cell office:value-type="float" office:value="62" calcext:value-type="float">
            <text:p>62</text:p>
          </table:table-cell>
          <table:table-cell office:value-type="float" office:value="0.44748252048904" calcext:value-type="float">
            <text:p>0.4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pH <text:s/>6.3</text:p>
          </table:table-cell>
          <table:table-cell office:value-type="float" office:value="64" calcext:value-type="float">
            <text:p>64</text:p>
          </table:table-cell>
          <table:table-cell office:value-type="float" office:value="0.476010619582397" calcext:value-type="float">
            <text:p>0.4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office:value-type="string" calcext:value-type="string">
            <text:p>pH 5.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310063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office:value-type="string" calcext:value-type="string">
            <text:p>pH 5.44</text:p>
          </table:table-cell>
          <table:table-cell office:value-type="float" office:value="2" calcext:value-type="float">
            <text:p>2</text:p>
          </table:table-cell>
          <table:table-cell office:value-type="float" office:value="1.11022302462516E-016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office:value-type="string" calcext:value-type="string">
            <text:p>pH 5.4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01010303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office:value-type="string" calcext:value-type="string">
            <text:p>pH 5.44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18141044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office:value-type="string" calcext:value-type="string">
            <text:p>pH 5.44</text:p>
          </table:table-cell>
          <table:table-cell office:value-type="float" office:value="15" calcext:value-type="float">
            <text:p>15</text:p>
          </table:table-cell>
          <table:table-cell office:value-type="float" office:value="0.0237865157831469" calcext:value-type="float">
            <text:p>0.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office:value-type="string" calcext:value-type="string">
            <text:p>pH 5.44</text:p>
          </table:table-cell>
          <table:table-cell office:value-type="float" office:value="25" calcext:value-type="float">
            <text:p>25</text:p>
          </table:table-cell>
          <table:table-cell office:value-type="float" office:value="0.0597856251633494" calcext:value-type="float">
            <text:p>0.0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office:value-type="string" calcext:value-type="string">
            <text:p>pH 5.44</text:p>
          </table:table-cell>
          <table:table-cell office:value-type="float" office:value="36" calcext:value-type="float">
            <text:p>36</text:p>
          </table:table-cell>
          <table:table-cell office:value-type="float" office:value="0.0948414132425964" calcext:value-type="float">
            <text:p>0.0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office:value-type="string" calcext:value-type="string">
            <text:p>pH 5.44</text:p>
          </table:table-cell>
          <table:table-cell office:value-type="float" office:value="47" calcext:value-type="float">
            <text:p>47</text:p>
          </table:table-cell>
          <table:table-cell office:value-type="float" office:value="0.125060569026616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office:value-type="string" calcext:value-type="string">
            <text:p>pH 5.44</text:p>
          </table:table-cell>
          <table:table-cell office:value-type="float" office:value="58" calcext:value-type="float">
            <text:p>58</text:p>
          </table:table-cell>
          <table:table-cell office:value-type="float" office:value="0.152267781412265" calcext:value-type="float">
            <text:p>0.1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office:value-type="string" calcext:value-type="string">
            <text:p>pH 5.44</text:p>
          </table:table-cell>
          <table:table-cell office:value-type="float" office:value="62" calcext:value-type="float">
            <text:p>62</text:p>
          </table:table-cell>
          <table:table-cell office:value-type="float" office:value="0.216637494841632" calcext:value-type="float">
            <text:p>0.2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office:value-type="string" calcext:value-type="string">
            <text:p>pH 5.44</text:p>
          </table:table-cell>
          <table:table-cell office:value-type="float" office:value="64" calcext:value-type="float">
            <text:p>64</text:p>
          </table:table-cell>
          <table:table-cell office:value-type="float" office:value="0.260437134294941" calcext:value-type="float">
            <text:p>0.2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office:value-type="string" calcext:value-type="string">
            <text:p>pH 5.81</text:p>
          </table:table-cell>
          <table:table-cell office:value-type="float" office:value="0" calcext:value-type="float">
            <text:p>0</text:p>
          </table:table-cell>
          <table:table-cell office:value-type="float" office:value="1.11022302462516E-016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office:value-type="string" calcext:value-type="string">
            <text:p>pH 5.8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0016708857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office:value-type="string" calcext:value-type="string">
            <text:p>pH 5.81</text:p>
          </table:table-cell>
          <table:table-cell office:value-type="float" office:value="5" calcext:value-type="float">
            <text:p>5</text:p>
          </table:table-cell>
          <table:table-cell office:value-type="float" office:value="0.0310517898722258" calcext:value-type="float">
            <text:p>0.0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office:value-type="string" calcext:value-type="string">
            <text:p>pH 5.81</text:p>
          </table:table-cell>
          <table:table-cell office:value-type="float" office:value="8" calcext:value-type="float">
            <text:p>8</text:p>
          </table:table-cell>
          <table:table-cell office:value-type="float" office:value="0.0683542049846888" calcext:value-type="float">
            <text:p>0.0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office:value-type="string" calcext:value-type="string">
            <text:p>pH 5.81</text:p>
          </table:table-cell>
          <table:table-cell office:value-type="float" office:value="15" calcext:value-type="float">
            <text:p>15</text:p>
          </table:table-cell>
          <table:table-cell office:value-type="float" office:value="0.133305321492601" calcext:value-type="float">
            <text:p>0.1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office:value-type="string" calcext:value-type="string">
            <text:p>pH 5.81</text:p>
          </table:table-cell>
          <table:table-cell office:value-type="float" office:value="25" calcext:value-type="float">
            <text:p>25</text:p>
          </table:table-cell>
          <table:table-cell office:value-type="float" office:value="0.203394316266444" calcext:value-type="float">
            <text:p>0.2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office:value-type="string" calcext:value-type="string">
            <text:p>pH 5.81</text:p>
          </table:table-cell>
          <table:table-cell office:value-type="float" office:value="36" calcext:value-type="float">
            <text:p>36</text:p>
          </table:table-cell>
          <table:table-cell office:value-type="float" office:value="0.285964255536067" calcext:value-type="float">
            <text:p>0.28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office:value-type="string" calcext:value-type="string">
            <text:p>pH 5.81</text:p>
          </table:table-cell>
          <table:table-cell office:value-type="float" office:value="47" calcext:value-type="float">
            <text:p>47</text:p>
          </table:table-cell>
          <table:table-cell office:value-type="float" office:value="0.290611679765672" calcext:value-type="float">
            <text:p>0.2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office:value-type="string" calcext:value-type="string">
            <text:p>pH 5.81</text:p>
          </table:table-cell>
          <table:table-cell office:value-type="float" office:value="58" calcext:value-type="float">
            <text:p>58</text:p>
          </table:table-cell>
          <table:table-cell office:value-type="float" office:value="0.313191851830799" calcext:value-type="float">
            <text:p>0.3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office:value-type="string" calcext:value-type="string">
            <text:p>pH 5.81</text:p>
          </table:table-cell>
          <table:table-cell office:value-type="float" office:value="62" calcext:value-type="float">
            <text:p>62</text:p>
          </table:table-cell>
          <table:table-cell office:value-type="float" office:value="0.351657934050584" calcext:value-type="float">
            <text:p>0.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office:value-type="string" calcext:value-type="string">
            <text:p>pH 5.81</text:p>
          </table:table-cell>
          <table:table-cell office:value-type="float" office:value="64" calcext:value-type="float">
            <text:p>64</text:p>
          </table:table-cell>
          <table:table-cell office:value-type="float" office:value="0.388835733886488" calcext:value-type="float">
            <text:p>0.3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office:value-type="string" calcext:value-type="string">
            <text:p>pH 6.06</text:p>
          </table:table-cell>
          <table:table-cell office:value-type="float" office:value="0" calcext:value-type="float">
            <text:p>0</text:p>
          </table:table-cell>
          <table:table-cell office:value-type="float" office:value="1.11022302462516E-016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office:value-type="string" calcext:value-type="string">
            <text:p>pH 6.06</text:p>
          </table:table-cell>
          <table:table-cell office:value-type="float" office:value="2" calcext:value-type="float">
            <text:p>2</text:p>
          </table:table-cell>
          <table:table-cell office:value-type="float" office:value="0.0248898942223345" calcext:value-type="float">
            <text:p>0.0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office:value-type="string" calcext:value-type="string">
            <text:p>pH 6.06</text:p>
          </table:table-cell>
          <table:table-cell office:value-type="float" office:value="5" calcext:value-type="float">
            <text:p>5</text:p>
          </table:table-cell>
          <table:table-cell office:value-type="float" office:value="0.10179324971219" calcext:value-type="float">
            <text:p>0.1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office:value-type="string" calcext:value-type="string">
            <text:p>pH 6.06</text:p>
          </table:table-cell>
          <table:table-cell office:value-type="float" office:value="8" calcext:value-type="float">
            <text:p>8</text:p>
          </table:table-cell>
          <table:table-cell office:value-type="float" office:value="0.162470211670246" calcext:value-type="float">
            <text:p>0.1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office:value-type="string" calcext:value-type="string">
            <text:p>pH 6.06</text:p>
          </table:table-cell>
          <table:table-cell office:value-type="float" office:value="15" calcext:value-type="float">
            <text:p>15</text:p>
          </table:table-cell>
          <table:table-cell office:value-type="float" office:value="0.255723433203319" calcext:value-type="float">
            <text:p>0.2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office:value-type="string" calcext:value-type="string">
            <text:p>pH 6.06</text:p>
          </table:table-cell>
          <table:table-cell office:value-type="float" office:value="25" calcext:value-type="float">
            <text:p>25</text:p>
          </table:table-cell>
          <table:table-cell office:value-type="float" office:value="0.323832718013512" calcext:value-type="float">
            <text:p>0.3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office:value-type="string" calcext:value-type="string">
            <text:p>pH 6.06</text:p>
          </table:table-cell>
          <table:table-cell office:value-type="float" office:value="36" calcext:value-type="float">
            <text:p>36</text:p>
          </table:table-cell>
          <table:table-cell office:value-type="float" office:value="0.357871334384517" calcext:value-type="float">
            <text:p>0.3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office:value-type="string" calcext:value-type="string">
            <text:p>pH 6.06</text:p>
          </table:table-cell>
          <table:table-cell office:value-type="float" office:value="47" calcext:value-type="float">
            <text:p>47</text:p>
          </table:table-cell>
          <table:table-cell office:value-type="float" office:value="0.373854851913657" calcext:value-type="float">
            <text:p>0.3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office:value-type="string" calcext:value-type="string">
            <text:p>pH 6.06</text:p>
          </table:table-cell>
          <table:table-cell office:value-type="float" office:value="58" calcext:value-type="float">
            <text:p>58</text:p>
          </table:table-cell>
          <table:table-cell office:value-type="float" office:value="0.384180481629047" calcext:value-type="float">
            <text:p>0.3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office:value-type="string" calcext:value-type="string">
            <text:p>pH 6.06</text:p>
          </table:table-cell>
          <table:table-cell office:value-type="float" office:value="62" calcext:value-type="float">
            <text:p>62</text:p>
          </table:table-cell>
          <table:table-cell office:value-type="float" office:value="0.419331718266763" calcext:value-type="float">
            <text:p>0.4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office:value-type="string" calcext:value-type="string">
            <text:p>pH 6.06</text:p>
          </table:table-cell>
          <table:table-cell office:value-type="float" office:value="64" calcext:value-type="float">
            <text:p>64</text:p>
          </table:table-cell>
          <table:table-cell office:value-type="float" office:value="0.446225565790811" calcext:value-type="float">
            <text:p>0.446</text:p>
          </table:table-cell>
          <table:table-cell table:number-columns-repeated="3"/>
        </table:table-row>
        <table:table-row table:style-name="ro1" table:number-rows-repeated="104849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number:number-style style:name="N138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5:55:35.495364559</dc:date>
    <meta:editing-duration>PT21M11S</meta:editing-duration>
    <meta:editing-cycles>5</meta:editing-cycles>
    <meta:generator>LibreOffice/7.4.7.2$Linux_X86_64 LibreOffice_project/40$Build-2</meta:generator>
    <meta:document-statistic meta:table-count="1" meta:cell-count="328" meta:object-count="0"/>
  </office:meta>
</office:document-meta>
</file>